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'Lucida Sans Unicode', Helvetica, Arial, Verdan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8%" style:writing-mode="lr-tb"/>
      <style:text-properties fo:color="#000000" style:font-name="Liberation Mono" fo:font-size="12pt" officeooo:rsid="000d74d7" officeooo:paragraph-rsid="000d74d7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top="0in" fo:margin-bottom="0in" style:contextual-spacing="false" fo:line-height="118%" style:writing-mode="lr-tb"/>
      <style:text-properties fo:color="#000000" style:font-name="Liberation Mono" fo:font-size="12pt" fo:font-weight="normal" officeooo:rsid="000d74d7" officeooo:paragraph-rsid="000d74d7" style:font-name-asian="Times New Roman" style:font-size-asian="12pt" style:font-weight-asian="normal" style:font-name-complex="Times New Roman" style:font-size-complex="12pt" style:font-weight-complex="normal"/>
    </style:style>
    <style:style style:name="P3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color="#000000" style:font-name="Liberation Mono" fo:font-size="12pt" fo:font-weight="normal" officeooo:rsid="000d74d7" officeooo:paragraph-rsid="000d74d7" style:font-name-asian="Times New Roman" style:font-size-asian="12pt" style:font-weight-asian="normal" style:font-name-complex="Times New Roman" style:font-size-complex="12pt" style:font-weight-complex="normal"/>
    </style:style>
    <style:style style:name="P4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color="#000000" style:font-name="Liberation Mono" fo:font-size="12pt" fo:font-weight="normal" officeooo:rsid="000f4fd9" officeooo:paragraph-rsid="000f4fd9" style:font-name-asian="Times New Roman" style:font-size-asian="12pt" style:font-weight-asian="normal" style:font-name-complex="Times New Roman" style:font-size-complex="12pt" style:font-weight-complex="normal"/>
    </style:style>
    <style:style style:name="P5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color="#000000" style:font-name="Liberation Mono" fo:font-size="12pt" fo:font-weight="normal" officeooo:rsid="00288825" officeooo:paragraph-rsid="000d74d7" style:font-name-asian="Times New Roman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color="#000000" style:font-name="Liberation Mono" fo:font-size="12pt" fo:font-weight="normal" officeooo:paragraph-rsid="0017d93a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288825" officeooo:paragraph-rsid="000f4fd9" style:font-name-asian="Times New Roman" style:font-size-asian="12pt" style:font-name-complex="Times New Roman" style:font-size-complex="12pt"/>
    </style:style>
    <style:style style:name="P8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0d74d7" officeooo:paragraph-rsid="000d74d7" style:font-name-asian="Times New Roman" style:font-size-asian="12pt" style:font-name-complex="Times New Roman" style:font-size-complex="12pt"/>
    </style:style>
    <style:style style:name="P9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0f4fd9" officeooo:paragraph-rsid="000f4fd9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0f4fd9" officeooo:paragraph-rsid="000f4fd9" style:font-name-asian="Times New Roman" style:font-size-asian="12pt" style:font-name-complex="Times New Roman" style:font-size-complex="12pt"/>
    </style:style>
    <style:style style:name="P11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288825" officeooo:paragraph-rsid="000d74d7" style:font-name-asian="Times New Roman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000000" style:font-name="Liberation Mono" fo:font-size="12pt" fo:letter-spacing="normal" fo:font-style="normal" fo:font-weight="normal" officeooo:rsid="000d74d7" officeooo:paragraph-rsid="000d74d7" style:font-name-asian="Times New Roman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 style:list-style-name="L1">
      <style:paragraph-properties fo:margin-top="0in" fo:margin-bottom="0in" style:contextual-spacing="false" fo:line-height="118%" style:writing-mode="lr-tb"/>
      <style:text-properties fo:font-variant="normal" fo:text-transform="none" fo:color="#222222" style:font-name="Liberation Mono" fo:font-size="12pt" fo:letter-spacing="normal" fo:font-style="normal" fo:font-weight="normal" officeooo:rsid="0013ae4d" officeooo:paragraph-rsid="0013ae4d" style:font-name-asian="Times New Roman" style:font-size-asian="12pt" style:font-weight-asian="normal" style:font-name-complex="Times New Roman" style:font-size-complex="12pt" style:font-weight-complex="normal"/>
    </style:style>
    <style:style style:name="T1" style:family="text">
      <style:text-properties officeooo:rsid="000d74d7"/>
    </style:style>
    <style:style style:name="T2" style:family="text">
      <style:text-properties fo:font-variant="normal" fo:text-transform="none" style:font-name="Lucida Grande" fo:font-size="9.75pt" fo:letter-spacing="normal" fo:font-style="normal" fo:font-weight="normal" officeooo:rsid="000f4fd9"/>
    </style:style>
    <style:style style:name="T3" style:family="text">
      <style:text-properties fo:font-variant="normal" fo:text-transform="none" style:font-name="Lucida Grande" fo:letter-spacing="normal" fo:font-style="normal" fo:font-weight="normal" officeooo:rsid="000f4fd9"/>
    </style:style>
    <style:style style:name="T4" style:family="text">
      <style:text-properties fo:font-variant="normal" fo:text-transform="none" fo:letter-spacing="normal" fo:font-style="normal" fo:font-weight="normal" officeooo:rsid="000f4fd9"/>
    </style:style>
    <style:style style:name="T5" style:family="text">
      <style:text-properties fo:font-variant="normal" fo:text-transform="none" fo:letter-spacing="normal" fo:font-style="normal" fo:font-weight="normal" officeooo:rsid="000f4fd9" style:font-name-asian="Times New Roman" style:font-name-complex="Times New Roman"/>
    </style:style>
    <style:style style:name="T6" style:family="text">
      <style:text-properties fo:font-variant="normal" fo:text-transform="none" fo:letter-spacing="normal" fo:font-style="normal" officeooo:rsid="000f4fd9"/>
    </style:style>
    <style:style style:name="T7" style:family="text">
      <style:text-properties officeooo:rsid="000f4fd9"/>
    </style:style>
    <style:style style:name="T8" style:family="text">
      <style:text-properties officeooo:rsid="000f4fd9" style:font-name-asian="Times New Roman" style:font-size-asian="12pt" style:font-name-complex="Times New Roman" style:font-size-complex="12pt"/>
    </style:style>
    <style:style style:name="T9" style:family="text">
      <style:text-properties officeooo:rsid="000f4fd9" style:font-name-asian="Times New Roman" style:font-name-complex="Times New Roman"/>
    </style:style>
    <style:style style:name="T10" style:family="text">
      <style:text-properties officeooo:rsid="000faffd"/>
    </style:style>
    <style:style style:name="T11" style:family="text">
      <style:text-properties officeooo:rsid="0010ae9a"/>
    </style:style>
    <style:style style:name="T12" style:family="text">
      <style:text-properties officeooo:rsid="0010c267"/>
    </style:style>
    <style:style style:name="T13" style:family="text">
      <style:text-properties officeooo:rsid="00120572"/>
    </style:style>
    <style:style style:name="T14" style:family="text">
      <style:text-properties officeooo:rsid="001674bc"/>
    </style:style>
    <style:style style:name="T15" style:family="text">
      <style:text-properties officeooo:rsid="00168189"/>
    </style:style>
    <style:style style:name="T16" style:family="text">
      <style:text-properties officeooo:rsid="001760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used these tools to make this iP<text:span text:style-name="T14">h</text:span>one <text:span text:style-name="T15">a</text:span><text:span text:style-name="T16">pp</text:span><text:span text:style-name="T15"> and it's back-end </text:span>system<text:span text:style-name="T15">s</text:span>.</text:p>
      <text:p text:style-name="P2"/>
      <text:list xml:id="list7316044621993577626" text:style-name="L1">
        <text:list-item>
          <text:p text:style-name="P3">OSX 10.8</text:p>
        </text:list-item>
        <text:list-item>
          <text:p text:style-name="P4">Caffeinate</text:p>
        </text:list-item>
        <text:list-item>
          <text:p text:style-name="P5">Xcode 4.3</text:p>
        </text:list-item>
        <text:list-item>
          <text:p text:style-name="P6"><text:span text:style-name="T9">Other Apple developer tools (iOS provisioning portal, app </text:span><text:span text:style-name="T6">signing, physical device deployment</text:span><text:span text:style-name="T9">)</text:span></text:p>
        </text:list-item>
        <text:list-item>
          <text:p text:style-name="P5">HTML<text:span text:style-name="T10">5</text:span></text:p>
        </text:list-item>
        <text:list-item>
          <text:p text:style-name="P5">CSS</text:p>
        </text:list-item>
        <text:list-item>
          <text:p text:style-name="P5">JavaScript</text:p>
        </text:list-item>
        <text:list-item>
          <text:p text:style-name="P5">Apache Cordova <text:span text:style-name="T1">2.6.0</text:span></text:p>
        </text:list-item>
        <text:list-item>
          <text:p text:style-name="P11"><text:span text:style-name="T11">jQ</text:span>uery </text:p>
        </text:list-item>
        <text:list-item>
          <text:p text:style-name="P12">Python Tornado</text:p>
        </text:list-item>
        <text:list-item>
          <text:p text:style-name="P13">Python-pip</text:p>
        </text:list-item>
        <text:list-item>
          <text:p text:style-name="P12">Flot Chart</text:p>
        </text:list-item>
        <text:list-item>
          <text:p text:style-name="P11"><text:span text:style-name="T1">Ubunt</text:span><text:span text:style-name="T12">u</text:span><text:span text:style-name="T1"> 12.04</text:span></text:p>
        </text:list-item>
        <text:list-item>
          <text:p text:style-name="P12">spin.js</text:p>
        </text:list-item>
        <text:list-item>
          <text:p text:style-name="P12">Google's jsonParse</text:p>
        </text:list-item>
        <text:list-item>
          <text:p text:style-name="P12">jQuery json Plugin</text:p>
        </text:list-item>
        <text:list-item>
          <text:p text:style-name="P12">jQuery-base64 Plugin</text:p>
        </text:list-item>
        <text:list-item>
          <text:p text:style-name="P12">mercurial (via bitbucket)</text:p>
        </text:list-item>
        <text:list-item>
          <text:p text:style-name="P11"><text:span text:style-name="T1">Virtualbox </text:span><text:span text:style-name="T12">(on OSX and Ubuntu)</text:span></text:p>
        </text:list-item>
        <text:list-item>
          <text:p text:style-name="P12">GIMP</text:p>
        </text:list-item>
        <text:list-item>
          <text:p text:style-name="P8">PiCloud</text:p>
        </text:list-item>
        <text:list-item>
          <text:p text:style-name="P7"><text:span text:style-name="T7">Unix Utilities (bash, grep, netstat, awk, </text:span><text:span text:style-name="T13">ssh</text:span><text:span text:style-name="T7">)</text:span></text:p>
        </text:list-item>
        <text:list-item>
          <text:p text:style-name="P9">nginx</text:p>
        </text:list-item>
      </text:list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ucida Grande" svg:font-family="'Lucida Grande', 'Lucida Sans Unicode', Helvetica, Arial, Verdana, sans-serif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5:36:17</meta:creation-date>
    <meta:generator>LibreOffice/4.0.2.2$Linux_X86_64 LibreOffice_project/400m0$Build-2</meta:generator>
    <dc:date>2013-05-13T16:04:58</dc:date>
    <meta:editing-duration>PT18M39S</meta:editing-duration>
    <meta:editing-cycles>14</meta:editing-cycles>
    <meta:document-statistic meta:table-count="0" meta:image-count="0" meta:object-count="0" meta:page-count="1" meta:paragraph-count="24" meta:word-count="93" meta:character-count="485" meta:non-whitespace-character-count="438"/>
  </office:meta>
</office:document-meta>
</file>